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plica 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Mismatch</text:p>
          </table:table-cell>
          <table:table-cell office:value-type="string" calcext:value-type="string">
            <text:p>PAM</text:p>
          </table:table-cell>
        </table:table-row>
        <table:table-row table:style-name="ro1">
          <table:table-cell office:value-type="string" calcext:value-type="string">
            <text:p>Fit \#1</text:p>
          </table:table-cell>
          <table:table-cell office:value-type="float" office:value="0.266506579966397" calcext:value-type="float">
            <text:p>0.26650658</text:p>
          </table:table-cell>
          <table:table-cell office:value-type="float" office:value="2.18239731984821" calcext:value-type="float">
            <text:p>2.1823973198</text:p>
          </table:table-cell>
          <table:table-cell office:value-type="float" office:value="3.68642653305486" calcext:value-type="float">
            <text:p>3.6864265331</text:p>
          </table:table-cell>
        </table:table-row>
        <table:table-row table:style-name="ro1">
          <table:table-cell office:value-type="string" calcext:value-type="string">
            <text:p>Fit \#2</text:p>
          </table:table-cell>
          <table:table-cell office:value-type="float" office:value="0.266126361038922" calcext:value-type="float">
            <text:p>0.266126361</text:p>
          </table:table-cell>
          <table:table-cell office:value-type="float" office:value="2.18229261710604" calcext:value-type="float">
            <text:p>2.1822926171</text:p>
          </table:table-cell>
          <table:table-cell office:value-type="float" office:value="3.68353009342372" calcext:value-type="float">
            <text:p>3.6835300934</text:p>
          </table:table-cell>
        </table:table-row>
        <table:table-row table:style-name="ro1">
          <table:table-cell office:value-type="string" calcext:value-type="string">
            <text:p>Fit \#3</text:p>
          </table:table-cell>
          <table:table-cell table:formula="of:=EXP(['Log Values'.A1])" office:value-type="float" office:value="0.265924251380803" calcext:value-type="float">
            <text:p>0.2659242514</text:p>
          </table:table-cell>
          <table:table-cell table:formula="of:=EXP(['Log Values'.B1])" office:value-type="float" office:value="2.18708023879575" calcext:value-type="float">
            <text:p>2.1870802388</text:p>
          </table:table-cell>
          <table:table-cell table:formula="of:=EXP(['Log Values'.C1])" office:value-type="float" office:value="3.68117420966733" calcext:value-type="float">
            <text:p>3.6811742097</text:p>
          </table:table-cell>
        </table:table-row>
        <table:table-row table:style-name="ro1">
          <table:table-cell office:value-type="string" calcext:value-type="string">
            <text:p>Fit \#4</text:p>
          </table:table-cell>
          <table:table-cell table:formula="of:=EXP(['Log Values'.A2])" office:value-type="float" office:value="0.265992443100662" calcext:value-type="float">
            <text:p>0.2659924431</text:p>
          </table:table-cell>
          <table:table-cell table:formula="of:=EXP(['Log Values'.B2])" office:value-type="float" office:value="2.1625123699162" calcext:value-type="float">
            <text:p>2.1625123699</text:p>
          </table:table-cell>
          <table:table-cell table:formula="of:=EXP(['Log Values'.C2])" office:value-type="float" office:value="3.69327670517633" calcext:value-type="float">
            <text:p>3.6932767052</text:p>
          </table:table-cell>
        </table:table-row>
        <table:table-row table:style-name="ro1">
          <table:table-cell office:value-type="string" calcext:value-type="string">
            <text:p>Fit \#5</text:p>
          </table:table-cell>
          <table:table-cell table:formula="of:=EXP(['Log Values'.A3])" office:value-type="float" office:value="4.49588473446512E-015" calcext:value-type="float">
            <text:p>4.49588473446512E-15</text:p>
          </table:table-cell>
          <table:table-cell table:formula="of:=EXP(['Log Values'.B3])" office:value-type="float" office:value="1.18450528925832" calcext:value-type="float">
            <text:p>1.1845052893</text:p>
          </table:table-cell>
          <table:table-cell table:formula="of:=EXP(['Log Values'.C3])" office:value-type="float" office:value="4.27464898394979" calcext:value-type="float">
            <text:p>4.2746489839</text:p>
          </table:table-cell>
        </table:table-row>
        <table:table-row table:style-name="ro1">
          <table:table-cell office:value-type="string" calcext:value-type="string">
            <text:p>Fit \#6</text:p>
          </table:table-cell>
          <table:table-cell table:formula="of:=EXP(['Log Values'.A4])" office:value-type="float" office:value="9.19424017446815" calcext:value-type="float">
            <text:p>9.1942401745</text:p>
          </table:table-cell>
          <table:table-cell table:formula="of:=EXP(['Log Values'.B4])" office:value-type="float" office:value="28.1928942713649" calcext:value-type="float">
            <text:p>28.1928942714</text:p>
          </table:table-cell>
          <table:table-cell table:formula="of:=EXP(['Log Values'.C4])" office:value-type="float" office:value="109.532583368281" calcext:value-type="float">
            <text:p>109.5325833683</text:p>
          </table:table-cell>
        </table:table-row>
        <table:table-row table:style-name="ro1">
          <table:table-cell office:value-type="string" calcext:value-type="string">
            <text:p>Fit \textbf{Average}</text:p>
          </table:table-cell>
          <table:table-cell table:formula="of:=AVERAGE([.B2:.B5])" office:value-type="float" office:value="0.266137408871696" calcext:value-type="float">
            <text:p>0.2661374089</text:p>
          </table:table-cell>
          <table:table-cell table:formula="of:=AVERAGE([.C2:.C5])" office:value-type="float" office:value="2.17857063641655" calcext:value-type="float">
            <text:p>2.1785706364</text:p>
          </table:table-cell>
          <table:table-cell table:formula="of:=AVERAGE([.D2:.D5])" office:value-type="float" office:value="3.68610188533056" calcext:value-type="float">
            <text:p>3.6861018853</text:p>
          </table:table-cell>
        </table:table-row>
      </table:table>
      <table:table table:name="Log Values" table:style-name="ta1">
        <table:table-column table:style-name="co1" table:number-columns-repeated="3" table:default-cell-style-name="Default"/>
        <table:table-row table:style-name="ro1">
          <table:table-cell office:value-type="float" office:value="-1.32454378" calcext:value-type="float">
            <text:p>-1.32454378</text:p>
          </table:table-cell>
          <table:table-cell office:value-type="float" office:value="0.78256743" calcext:value-type="float">
            <text:p>0.78256743</text:p>
          </table:table-cell>
          <table:table-cell office:value-type="float" office:value="1.30323178" calcext:value-type="float">
            <text:p>1.30323178</text:p>
          </table:table-cell>
        </table:table-row>
        <table:table-row table:style-name="ro1">
          <table:table-cell office:value-type="float" office:value="-1.32428738" calcext:value-type="float">
            <text:p>-1.32428738</text:p>
          </table:table-cell>
          <table:table-cell office:value-type="float" office:value="0.77127068" calcext:value-type="float">
            <text:p>0.77127068</text:p>
          </table:table-cell>
          <table:table-cell office:value-type="float" office:value="1.30651406" calcext:value-type="float">
            <text:p>1.30651406</text:p>
          </table:table-cell>
        </table:table-row>
        <table:table-row table:style-name="ro1">
          <table:table-cell office:value-type="float" office:value="-33.03561392" calcext:value-type="float">
            <text:p>-33.03561392</text:p>
          </table:table-cell>
          <table:table-cell office:value-type="float" office:value="0.16932521" calcext:value-type="float">
            <text:p>0.16932521</text:p>
          </table:table-cell>
          <table:table-cell office:value-type="float" office:value="1.45270199" calcext:value-type="float">
            <text:p>1.45270199</text:p>
          </table:table-cell>
        </table:table-row>
        <table:table-row table:style-name="ro1">
          <table:table-cell office:value-type="float" office:value="2.21857722" calcext:value-type="float">
            <text:p>2.21857722</text:p>
          </table:table-cell>
          <table:table-cell office:value-type="float" office:value="3.33906997" calcext:value-type="float">
            <text:p>3.33906997</text:p>
          </table:table-cell>
          <table:table-cell office:value-type="float" office:value="4.69622207" calcext:value-type="float">
            <text:p>4.69622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4:32:42.404144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41:54.472232674</meta:creation-date>
    <dc:date>2018-03-27T14:32:45.696423716</dc:date>
    <meta:editing-duration>PT10M38S</meta:editing-duration>
    <meta:editing-cycles>4</meta:editing-cycles>
    <meta:generator>LibreOffice/5.1.6.2$Linux_X86_64 LibreOffice_project/10m0$Build-2</meta:generator>
    <meta:document-statistic meta:table-count="2" meta:cell-count="44" meta:object-count="0"/>
  </office:meta>
</office:document-meta>
</file>